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style:text-underline-style="solid" style:text-underline-width="auto" style:text-underline-color="font-color" officeooo:rsid="001b2b57" officeooo:paragraph-rsid="001b2b57" style:font-size-asian="14pt" style:font-size-complex="16pt"/>
    </style:style>
    <style:style style:name="P2" style:family="paragraph" style:parent-style-name="Standard">
      <style:text-properties fo:font-size="16pt" style:text-underline-style="none" officeooo:rsid="001b2b57" officeooo:paragraph-rsid="001b2b57" style:font-size-asian="14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sobre el sistema de Loggin de Usuarios</text:p>
      <text:p text:style-name="P2"/>
      <text:p text:style-name="P2">Al no funcionar la validación por token, para manejar el movimiento por las diferentes vistas y la lógica de los distintos tipos de usuarios con sus propias relaciones, se ha recurrido al uso de LocalStorage de Angular para almacenar tanto el nombre de usuario como el tipo de rol que tiene. Sin embargo las vistas NO están securalizad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22:42:56.305610737</meta:creation-date>
    <dc:date>2024-06-02T22:51:19.352714391</dc:date>
    <meta:editing-duration>PT8M23S</meta:editing-duration>
    <meta:editing-cycles>1</meta:editing-cycles>
    <meta:document-statistic meta:table-count="0" meta:image-count="0" meta:object-count="0" meta:page-count="1" meta:paragraph-count="2" meta:word-count="66" meta:character-count="384" meta:non-whitespace-character-count="320"/>
    <meta:generator>LibreOffice/7.4.7.2$Linux_X86_64 LibreOffice_project/40$Build-2</meta:generator>
  </office:meta>
</office:document-meta>
</file>